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311.3pt"/>
    </style:style>
    <style:style style:name="co7" style:family="table-column">
      <style:table-column-properties fo:break-before="auto" style:column-width="302.0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ervos_control_sche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media/st1na/Shared/Projects/6dof_arm/hardware/servos_control_schem/servos_control_schem.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25 Mar 2019 11:13:59 PM 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0.2-bee76a0~70~ubuntu18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dividual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1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N1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N2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N3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N4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N5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EN6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iode:1N5822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http://www.vishay.com/docs/88526/1n5820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ICSP_conn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rpi connector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PW_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10_3225Metric_Pad1.42x2.6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47uH/2A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x12mm_H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4.7uH/2A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7.3x7.3_H3.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6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50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3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4.7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4.7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976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4</text:p>
          </table:table-cell>
          <table:table-cell office:value-type="string" calcext:value-type="string">
            <text:p>309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T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FSMS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F1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2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3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4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5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F6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1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2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3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4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5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G6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hunt1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hunt2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hunt3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hunt4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hunt5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hunt6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c1</text:p>
          </table:table-cell>
          <table:table-cell office:value-type="string" calcext:value-type="string">
            <text:p>0.22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Regulator_Switching: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onsemi.com/pub_link/Collateral/MC34063A-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ATmega328PB-AU:ATmega328PB-AU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1.microchip.com/downloads/en/DeviceDoc/40001906C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MCP1642B|D-ADJ</text:p>
          </table:table-cell>
          <table:table-cell office:value-type="string" calcext:value-type="string">
            <text:p>servos_control_schem-rescue:MCP1642B|D-ADJ-Regulator_SwitchingMCP1642B|D-ADJ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http://ww1.microchip.com/downloads/en/DeviceDoc/20002234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LT1117-3.3</text:p>
          </table:table-cell>
          <table:table-cell office:value-type="string" calcext:value-type="string">
            <text:p>Regulator_Linear:LT1117-3.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://cds.linear.com/docs/en/datasheet/1117fd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NE5532</text:p>
          </table:table-cell>
          <table:table-cell office:value-type="string" calcext:value-type="string">
            <text:p>Amplifier_Operational:NE55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ne5532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NE5532</text:p>
          </table:table-cell>
          <table:table-cell office:value-type="string" calcext:value-type="string">
            <text:p>Amplifier_Operational:NE55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ne5532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NE5532</text:p>
          </table:table-cell>
          <table:table-cell office:value-type="string" calcext:value-type="string">
            <text:p>Amplifier_Operational:NE55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ne5532.pd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~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1, 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3, C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6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_Small</text:p>
          </table:table-cell>
          <table:table-cell office:value-type="string" calcext:value-type="string">
            <text:p>Capacitor_SMD:CP_Elec_6.3x5.4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1" office:value-type="string" calcext:value-type="string">
            <text:p>C7, C8, C9, C10, C12, C1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11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15, C16, C17, C18, C19, C2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SEN1, CSEN2, CSEN3, CSEN4, CSEN5, CSEN6</text:p>
          </table:table-cell>
          <table:table-cell office:value-type="string" calcext:value-type="string">
            <text:p>1x3</text:p>
          </table:table-cell>
          <table:table-cell office:value-type="string" calcext:value-type="string">
            <text:p>Jumper:Jumper_3_Bridged12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T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1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1</text:p>
          </table:table-cell>
          <table:table-cell office:value-type="string" calcext:value-type="string">
            <text:p>1N5822</text:p>
          </table:table-cell>
          <table:table-cell office:value-type="string" calcext:value-type="string">
            <text:p>Diode:1N5822</text:p>
          </table:table-cell>
          <table:table-cell office:value-type="string" calcext:value-type="string">
            <text:p>Diode_SMD:D_SMC</text:p>
          </table:table-cell>
          <table:table-cell office:value-type="string" calcext:value-type="string">
            <text:p>http://www.vishay.com/docs/88526/1n5820.pd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2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3</text:p>
          </table:table-cell>
          <table:table-cell office:value-type="string" calcext:value-type="string">
            <text:p>LED_G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4</text:p>
          </table:table-cell>
          <table:table-cell office:value-type="string" calcext:value-type="string">
            <text:p>LED_B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1</text:p>
          </table:table-cell>
          <table:table-cell office:value-type="string" calcext:value-type="string">
            <text:p>ICSP_conn</text:p>
          </table:table-cell>
          <table:table-cell office:value-type="string" calcext:value-type="string">
            <text:p>Connector_Generic:Conn_02x03_Odd_Even</text:p>
          </table:table-cell>
          <table:table-cell office:value-type="string" calcext:value-type="string">
            <text:p>Connector_IDC:IDC-Header_2x03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2</text:p>
          </table:table-cell>
          <table:table-cell office:value-type="string" calcext:value-type="string">
            <text:p>rpi connector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IDC:IDC-Header_2x20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3</text:p>
          </table:table-cell>
          <table:table-cell office:value-type="string" calcext:value-type="string">
            <text:p>PW_IN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:TerminalBlock_bornier-2_P5.08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1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10_3225Metric_Pad1.42x2.6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2</text:p>
          </table:table-cell>
          <table:table-cell office:value-type="string" calcext:value-type="string">
            <text:p>47uH/2A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12x12mm_H6mm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3</text:p>
          </table:table-cell>
          <table:table-cell office:value-type="string" calcext:value-type="string">
            <text:p>4.7uH/2A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7.3x7.3_H3.5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M1, M2, M3, M4, M5, M6</text:p>
          </table:table-cell>
          <table:table-cell office:value-type="string" calcext:value-type="string">
            <text:p>Motor_Servo</text:p>
          </table:table-cell>
          <table:table-cell office:value-type="string" calcext:value-type="string">
            <text:p>Motor:Motor_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://forums.parallax.com/uploads/attachments/46831/74481.pn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1</text:p>
          </table:table-cell>
          <table:table-cell office:value-type="string" calcext:value-type="string">
            <text:p>10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2</text:p>
          </table:table-cell>
          <table:table-cell office:value-type="string" calcext:value-type="string">
            <text:p>50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3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4</text:p>
          </table:table-cell>
          <table:table-cell office:value-type="string" calcext:value-type="string">
            <text:p>3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5, R6, R7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8, R9, R10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11, R12</text:p>
          </table:table-cell>
          <table:table-cell office:value-type="string" calcext:value-type="string">
            <text:p>4.7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13</text:p>
          </table:table-cell>
          <table:table-cell office:value-type="string" calcext:value-type="string">
            <text:p>976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14</text:p>
          </table:table-cell>
          <table:table-cell office:value-type="string" calcext:value-type="string">
            <text:p>309K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SET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Button_Switch_SMD:SW_SPST_FSMS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F1, RF2, RF3, RF4, RF5, RF6</text:p>
          </table:table-cell>
          <table:table-cell office:value-type="string" calcext:value-type="string">
            <text:p>27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G1, RG2, RG3, RG4, RG5, RG6</text:p>
          </table:table-cell>
          <table:table-cell office:value-type="string" calcext:value-type="string">
            <text:p>1K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Shunt1, RShunt2, RShunt3, RShunt4, RShunt5, RShunt6</text:p>
          </table:table-cell>
          <table:table-cell office:value-type="string" calcext:value-type="string">
            <text:p>100m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_SMD:R_2512_6332Metric_Pad1.52x3.35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sc1</text:p>
          </table:table-cell>
          <table:table-cell office:value-type="string" calcext:value-type="string">
            <text:p>0.22R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1</text:p>
          </table:table-cell>
          <table:table-cell office:value-type="string" calcext:value-type="string">
            <text:p>MC34063AD</text:p>
          </table:table-cell>
          <table:table-cell office:value-type="string" calcext:value-type="string">
            <text:p>Regulator_Switching:MC34063AD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onsemi.com/pub_link/Collateral/MC34063A-D.PDF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2</text:p>
          </table:table-cell>
          <table:table-cell office:value-type="string" calcext:value-type="string">
            <text:p>ATmega328PB-AU</text:p>
          </table:table-cell>
          <table:table-cell office:value-type="string" calcext:value-type="string">
            <text:p>ATmega328PB-AU:ATmega328PB-AU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1.microchip.com/downloads/en/DeviceDoc/40001906C.pdf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3</text:p>
          </table:table-cell>
          <table:table-cell office:value-type="string" calcext:value-type="string">
            <text:p>MCP1642B|D-ADJ</text:p>
          </table:table-cell>
          <table:table-cell office:value-type="string" calcext:value-type="string">
            <text:p>servos_control_schem-rescue:MCP1642B|D-ADJ-Regulator_SwitchingMCP1642B|D-ADJ</text:p>
          </table:table-cell>
          <table:table-cell office:value-type="string" calcext:value-type="string">
            <text:p>Package_SO:MSOP-8_3x3mm_P0.65mm</text:p>
          </table:table-cell>
          <table:table-cell office:value-type="string" calcext:value-type="string">
            <text:p>http://ww1.microchip.com/downloads/en/DeviceDoc/20002234D.pdf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U4</text:p>
          </table:table-cell>
          <table:table-cell office:value-type="string" calcext:value-type="string">
            <text:p>LT1117-3.3</text:p>
          </table:table-cell>
          <table:table-cell office:value-type="string" calcext:value-type="string">
            <text:p>Regulator_Linear:LT1117-3.3</text:p>
          </table:table-cell>
          <table:table-cell office:value-type="string" calcext:value-type="string">
            <text:p>Package_TO_SOT_SMD:SOT-223</text:p>
          </table:table-cell>
          <table:table-cell office:value-type="string" calcext:value-type="string">
            <text:p>http://cds.linear.com/docs/en/datasheet/1117fd.pdf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U5, U6, U7</text:p>
          </table:table-cell>
          <table:table-cell office:value-type="string" calcext:value-type="string">
            <text:p>NE5532</text:p>
          </table:table-cell>
          <table:table-cell office:value-type="string" calcext:value-type="string">
            <text:p>Amplifier_Operational:NE5532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://www.ti.com/lit/ds/symlink/ne5532.pdf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Y1</text:p>
          </table:table-cell>
          <table:table-cell office:value-type="string" calcext:value-type="string">
            <text:p>16 MHz</text:p>
          </table:table-cell>
          <table:table-cell office:value-type="string" calcext:value-type="string">
            <text:p>Device:Crystal_Small</text:p>
          </table:table-cell>
          <table:table-cell office:value-type="string" calcext:value-type="string">
            <text:p>Crystal:Crystal_SMD_HC49-SD</text:p>
          </table:table-cell>
          <table:table-cell office:value-type="string" calcext:value-type="string">
            <text:p>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3:54:44.502572365</dc:date>
    <meta:editing-duration>PT5M44S</meta:editing-duration>
    <meta:editing-cycles>1</meta:editing-cycles>
    <meta:document-statistic meta:table-count="1" meta:cell-count="748" meta:object-count="0"/>
    <meta:generator>LibreOffice/6.0.7.3$Linux_X86_64 LibreOffice_project/00m0$Build-3</meta:generator>
  </office:meta>
</office:document-meta>
</file>